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system-ui, 'Apple Color Emoji', 'Segoe UI Emoji', 'Segoe UI Web', sans-serif"/>
  </office:font-face-decls>
  <office:automatic-styles>
    <style:style style:name="P1" style:family="paragraph" style:parent-style-name="Text_20_body">
      <style:paragraph-properties fo:margin-left="0cm" fo:margin-right="0cm" fo:text-indent="0cm" style:auto-text-indent="false"/>
      <style:text-properties style:font-name="apple-system" fo:font-size="10.5pt"/>
    </style:style>
    <style:style style:name="P2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style:font-name="apple-system" fo:font-size="10.5pt"/>
    </style:style>
    <style:style style:name="P3" style:family="paragraph" style:parent-style-name="Text_20_body">
      <style:text-properties style:font-name="apple-system" fo:font-size="10.5pt"/>
    </style:style>
    <style:style style:name="P4" style:family="paragraph" style:parent-style-name="Text_20_body" style:list-style-name="L1">
      <style:paragraph-properties fo:margin-top="0cm" fo:margin-bottom="0cm" style:contextual-spacing="false"/>
      <style:text-properties style:font-name="apple-system" fo:font-size="10.5pt"/>
    </style:style>
    <style:style style:name="P5" style:family="paragraph" style:parent-style-name="Text_20_body" style:list-style-name="L1">
      <style:text-properties style:font-name="apple-system" fo:font-size="10.5pt"/>
    </style:style>
    <style:style style:name="P6" style:family="paragraph" style:parent-style-name="Text_20_body" style:list-style-name="L2">
      <style:paragraph-properties fo:margin-top="0cm" fo:margin-bottom="0cm" style:contextual-spacing="false"/>
      <style:text-properties style:font-name="apple-system" fo:font-size="10.5pt"/>
    </style:style>
    <style:style style:name="P7" style:family="paragraph" style:parent-style-name="Text_20_body" style:list-style-name="L2">
      <style:text-properties style:font-name="apple-system" fo:font-size="10.5pt"/>
    </style:style>
    <style:style style:name="P8" style:family="paragraph" style:parent-style-name="Text_20_body" style:list-style-name="L3">
      <style:paragraph-properties fo:margin-top="0cm" fo:margin-bottom="0cm" style:contextual-spacing="false"/>
      <style:text-properties style:font-name="apple-system" fo:font-size="10.5pt"/>
    </style:style>
    <style:style style:name="P9" style:family="paragraph" style:parent-style-name="Text_20_body" style:list-style-name="L3">
      <style:text-properties style:font-name="apple-system" fo:font-size="10.5pt"/>
    </style:style>
    <style:style style:name="P10" style:family="paragraph" style:parent-style-name="Text_20_body" style:list-style-name="L4">
      <style:paragraph-properties fo:margin-top="0cm" fo:margin-bottom="0cm" style:contextual-spacing="false"/>
      <style:text-properties style:font-name="apple-system" fo:font-size="10.5pt"/>
    </style:style>
    <style:style style:name="P11" style:family="paragraph" style:parent-style-name="Text_20_body" style:list-style-name="L4">
      <style:text-properties style:font-name="apple-system" fo:font-size="10.5pt"/>
    </style:style>
    <style:style style:name="T1" style:family="text">
      <style:text-properties style:font-name="apple-system" fo:font-size="10.5pt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Información Parcial 2</text:p>
      <text:p text:style-name="P3">Cordial saludo estimados estudiantes. Junto con el avance del curso,  nos ha llegado la oportunidad del segundo parcial. Para ello les propongo un trabajo en equipos, máximo 5 estudiantes, y aborden los siguientes puntos:</text:p>
      <text:p text:style-name="Text_20_body"> </text:p>
      <text:p text:style-name="P1">Punto 1: Estimación del Precio del Dólar - TRM (2 Puntos)</text:p>
      <text:list text:style-name="L1">
        <text:list-item>
          <text:p text:style-name="P4">Recolección de datos: Obtener datos históricos del TRM y organizarlos para que tenga 5 entradas (Equivalentes al valor del dolar 5 días de seguido), y un valor de salida, equivalente all precio del dolar una semana después.</text:p>
        </text:list-item>
        <text:list-item>
          <text:p text:style-name="P4">Construcción del modelo: Usar una red neuronal multicapa para predecir el precio del dólar basado en datos históricos (Los datos procesados en el punto anterior).</text:p>
        </text:list-item>
        <text:list-item>
          <text:p text:style-name="P5">Implementación de interfaz: Desarrollar una interfaz para que el usuario pueda ingresar datos de 5 días del dolar y obtener predicciones lo que podría suceder una semana después.</text:p>
        </text:list-item>
      </text:list>
      <text:p text:style-name="P1">Punto 2: Clasificación de Datos adjuntados en el link:  (1 punto).</text:p>
      <text:p text:style-name="Text_20_body"><text:a xlink:type="simple" xlink:href="https://drive.google.com/file/d/13R9uBETyMBfYoeoFWSYnDJvRW3cYPkXR/view?usp=sharing" office:target-frame-name="_blank" xlink:show="new" text:style-name="Internet_20_link" text:visited-style-name="Visited_20_Internet_20_Link"><text:span text:style-name="T1">https://drive.google.com/file/d/13R9uBETyMBfYoeoFWSYnDJvRW3cYPkXR/view?usp=sharing</text:span></text:a></text:p>
      <text:list text:style-name="L2">
        <text:list-item>
          <text:p text:style-name="P6">Optimización del modelo: Ajustar hiperparámetros y estructura de la red para lograr un desempeño superior al 99%.</text:p>
        </text:list-item>
        <text:list-item>
          <text:p text:style-name="P7">Evaluación: Validación con métricas como matriz de confusión, precisión y recall.</text:p>
        </text:list-item>
      </text:list>
      <text:p text:style-name="P1">Punto 3: Clasificación de dígitos escritos a mano, usando MNIST (2 Puntos)</text:p>
      <text:list text:style-name="L3">
        <text:list-item>
          <text:p text:style-name="P8">Carga y preprocesamiento del dataset MNIST, disponible en Kaggle.</text:p>
        </text:list-item>
        <text:list-item>
          <text:p text:style-name="P8">Diseño de una red neuronal.</text:p>
        </text:list-item>
        <text:list-item>
          <text:p text:style-name="P8">Entrenamiento y evaluación del modelo.</text:p>
        </text:list-item>
        <text:list-item>
          <text:p text:style-name="P9">Implemente una estrategia para ponerlo a funcionar con imágenes reales de números hechos a mano.</text:p>
        </text:list-item>
      </text:list>
      <text:p text:style-name="P1">Requisitos de entrega</text:p>
      <text:list text:style-name="L4">
        <text:list-item>
          <text:p text:style-name="P10">Material Utilizado: Datos, Modelos y código.</text:p>
        </text:list-item>
        <text:list-item>
          <text:p text:style-name="P10">Informe explicativo: Documentar los procesos, decisiones y resultados de cada punto.</text:p>
        </text:list-item>
        <text:list-item>
          <text:p text:style-name="P11">Video de presentación: Mostrar la implementación y análisis de los modelos.</text:p>
        </text:list-item>
      </text:list>
      <text:p text:style-name="P3">La ruta de entrega es: </text:p>
      <text:p text:style-name="Text_20_body"><text:a xlink:type="simple" xlink:href="https://drive.google.com/drive/folders/125Rc_qAIra3V0_6qZOuMNQZB_nr_Gv_v?usp=sharing" office:target-frame-name="_blank" xlink:show="new" text:style-name="Internet_20_link" text:visited-style-name="Visited_20_Internet_20_Link"><text:span text:style-name="T1">https://drive.google.com/drive/folders/125Rc_qAIra3V0_6qZOuMNQZB_nr_Gv_v?usp=sharing</text:span></text:a></text:p>
      <text:p text:style-name="Text_20_body"> </text:p>
      <text:p text:style-name="Text_20_body"><text:span text:style-name="T1">El plazo máximo de entrega es 30  de septiembre a las 6Am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system-ui, 'Apple Color Emoji', 'Segoe UI Emoji', 'Segoe UI Web'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7.94cm" fo:page-height="21.59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  <style:master-page style:name="Envelope" style:page-layout-name="Mpm4"/>
    <style:master-page style:name="Index" style:page-layout-name="Mpm1"/>
    <style:master-page style:name="HTML" style:page-layout-name="Mpm5"/>
    <style:master-page style:name="Footnote" style:page-layout-name="Mpm6"/>
    <style:master-page style:name="Endnote" style:page-layout-name="Mpm6"/>
    <style:master-page style:name="Landscape" style:page-layout-name="Mpm7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26T14:36:17.859636598</meta:creation-date>
    <dc:date>2025-09-26T14:36:54.206610623</dc:date>
    <meta:editing-duration>PT38S</meta:editing-duration>
    <meta:editing-cycles>1</meta:editing-cycles>
    <meta:document-statistic meta:table-count="0" meta:image-count="0" meta:object-count="0" meta:page-count="1" meta:paragraph-count="24" meta:word-count="285" meta:character-count="1907" meta:non-whitespace-character-count="1650"/>
    <meta:generator>LibreOffice/24.2.7.2$Linux_X86_64 LibreOffice_project/420$Build-2</meta:generator>
  </office:meta>
</office:document-meta>
</file>